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22">
      <style:table-cell-properties fo:border-top="none" fo:border-bottom="none" fo:border-left="thin solid #000000" fo:border-right="thin solid #000000"/>
    </style:style>
    <style:style style:name="ce6" style:family="table-cell" style:parent-style-name="_1055__1088__1086__1094__1077__1085__1090__1085__1099__1081_" style:data-style-name="N13"/>
    <style:style style:name="ce7" style:family="table-cell" style:parent-style-name="_1055__1088__1086__1094__1077__1085__1090__1085__1099__1081_" style:data-style-name="N36"/>
    <style:style style:name="ce8" style:family="table-cell" style:parent-style-name="_1055__1088__1086__1094__1077__1085__1090__1085__1099__1081_" style:data-style-name="N36">
      <style:table-cell-properties fo:border-top="none" fo:border-bottom="none" fo:border-left="none" fo:border-right="thin solid #000000"/>
    </style:style>
    <style:style style:name="ce9" style:family="table-cell" style:parent-style-name="_1060__1080__1085__1072__1085__1089__1086__1074__1099__1081_" style:data-style-name="N35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7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3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37">
      <style:table-cell-properties fo:border="thin solid #000000" fo:background-color="#EDEDED"/>
    </style:style>
    <style:style style:name="ce14" style:family="table-cell" style:parent-style-name="_1055__1088__1086__1094__1077__1085__1090__1085__1099__1081_" style:data-style-name="N13"/>
    <style:style style:name="ce15" style:family="table-cell" style:parent-style-name="Default" style:data-style-name="N22">
      <style:table-cell-properties fo:border-top="none" fo:border-bottom="none" fo:border-left="thin solid #000000" fo:border-right="thin solid #000000" fo:background-color="#A9D08E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37">
      <style:table-cell-properties fo:border-top="none" fo:border-bottom="none" fo:border-left="none" fo:border-right="thin solid #000000" fo:background-color="#A9D08E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A9D08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21" style:family="table-cell" style:parent-style-name="Default" style:data-style-name="N22">
      <style:table-cell-properties fo:border-top="none" fo:border-bottom="none" fo:border-left="thin solid #000000" fo:border-right="thin solid #000000" fo:background-color="#F8CBAD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 fo:background-color="#F8CBAD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 style:vertical-align="automatic" fo:background-color="#F8CBAD" style:repeat-content="false"/>
      <style:paragraph-properties fo:text-align="center"/>
    </style:style>
    <style:style style:name="ce24" style:family="table-cell" style:parent-style-name="Default" style:data-style-name="N22">
      <style:table-cell-properties fo:border-top="none" fo:border-bottom="none" fo:border-left="thin solid #000000" fo:border-right="thin solid #000000" fo:background-color="#FF6600"/>
    </style:style>
    <style:style style:name="ce25" style:family="table-cell" style:parent-style-name="Default" style:data-style-name="N37">
      <style:table-cell-properties fo:border-top="none" fo:border-bottom="none" fo:border-left="none" fo:border-right="thin solid #000000" fo:background-color="#FF6600"/>
    </style:style>
    <style:style style:name="ce26" style:family="table-cell" style:parent-style-name="Default" style:data-style-name="N22">
      <style:table-cell-properties fo:border-top="none" fo:border-bottom="none" fo:border-left="thin solid #000000" fo:border-right="thin solid #000000" fo:background-color="#70AD47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70AD47"/>
    </style:style>
    <style:style style:name="ce28" style:family="table-cell" style:parent-style-name="Default" style:data-style-name="N22">
      <style:table-cell-properties fo:border-top="none" fo:border-bottom="thin solid #000000" fo:border-left="thin solid #000000" fo:border-right="thin solid #000000"/>
    </style:style>
    <style:style style:name="ce29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e30" style:family="table-cell" style:parent-style-name="Default" style:data-style-name="N3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1" style:family="table-cell" style:parent-style-name="_1060__1080__1085__1072__1085__1089__1086__1074__1099__1081_" style:data-style-name="N35"/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3" style:family="table-cell" style:parent-style-name="_1055__1088__1086__1094__1077__1085__1090__1085__1099__1081_" style:data-style-name="N13">
      <style:table-cell-properties fo:border="thin solid #000000"/>
    </style:style>
    <style:style style:name="ce34" style:family="table-cell" style:parent-style-name="_1055__1088__1086__1094__1077__1085__1090__1085__1099__1081_" style:data-style-name="N36">
      <style:table-cell-properties fo:border-top="thin solid #000000" fo:border-bottom="thin solid #000000" fo:border-left="none" fo:border-right="none"/>
    </style:style>
    <style:style style:name="ce35" style:family="table-cell" style:parent-style-name="_1055__1088__1086__1094__1077__1085__1090__1085__1099__1081_" style:data-style-name="N36">
      <style:table-cell-properties fo:border-top="thin solid #000000" fo:border-bottom="thin solid #000000" fo:border-left="none" fo:border-right="thin solid #000000"/>
    </style:style>
    <style:style style:name="ce36" style:family="table-cell" style:parent-style-name="_1060__1080__1085__1072__1085__1089__1086__1074__1099__1081_" style:data-style-name="N35">
      <style:table-cell-properties fo:border-top="thin solid #000000" fo:border-bottom="thin solid #000000" fo:border-left="none" fo:border-right="thin solid #000000"/>
    </style:style>
    <style:style style:name="ce37" style:family="table-cell" style:parent-style-name="Default" style:data-style-name="N37">
      <style:table-cell-properties fo:border-top="none" fo:border-bottom="thin solid #000000" fo:border-left="thin solid #000000" fo:border-right="none"/>
    </style:style>
    <style:style style:name="ce38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39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1" style:family="table-cell" style:parent-style-name="Default" style:data-style-name="N22"/>
    <style:style style:name="ce42" style:family="table-cell" style:parent-style-name="Default" style:data-style-name="N0">
      <style:table-cell-properties fo:border="thin solid #000000" fo:background-color="#FFFFFF"/>
    </style:style>
    <style:style style:name="ce43" style:family="table-cell" style:parent-style-name="Default" style:data-style-name="N22">
      <style:table-cell-properties fo:border-top="none" fo:border-bottom="none" fo:border-left="thin solid #000000" fo:border-right="thin solid #000000" fo:background-color="#FFFFFF"/>
    </style:style>
    <style:style style:name="ce44" style:family="table-cell" style:parent-style-name="Default" style:data-style-name="N22">
      <style:table-cell-properties fo:border-top="none" fo:border-bottom="thin solid #000000" fo:border-left="thin solid #000000" fo:border-right="thin solid #000000" fo:background-color="#FFFFFF"/>
    </style:style>
    <style:style style:name="co1" style:family="table-column">
      <style:table-column-properties fo:break-before="auto" style:column-width="2.77283333333333cm" style:use-optimal-column-width="true"/>
    </style:style>
    <style:style style:name="co2" style:family="table-column">
      <style:table-column-properties fo:break-before="auto" style:column-width="3.70416666666667cm" style:use-optimal-column-width="true"/>
    </style:style>
    <style:style style:name="co3" style:family="table-column">
      <style:table-column-properties fo:break-before="auto" style:column-width="2.81516666666667cm" style:use-optimal-column-width="true"/>
    </style:style>
    <style:style style:name="co4" style:family="table-column">
      <style:table-column-properties fo:break-before="auto" style:column-width="1.883833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524cm" style:use-optimal-column-width="true"/>
    </style:style>
    <style:style style:name="co7" style:family="table-column">
      <style:table-column-properties fo:break-before="auto" style:column-width="2.18016666666667cm"/>
    </style:style>
    <style:style style:name="co8" style:family="table-column">
      <style:table-column-properties fo:break-before="auto" style:column-width="1.75683333333333cm" style:use-optimal-column-width="true"/>
    </style:style>
    <style:style style:name="co9" style:family="table-column">
      <style:table-column-properties fo:break-before="auto" style:column-width="2.87866666666667cm"/>
    </style:style>
    <style:style style:name="co10" style:family="table-column">
      <style:table-column-properties fo:break-before="auto" style:column-width="1.905cm" style:use-optimal-column-width="true"/>
    </style:style>
    <style:style style:name="co11" style:family="table-column">
      <style:table-column-properties fo:break-before="auto" style:column-width="3.09033333333333cm" style:use-optimal-column-width="true"/>
    </style:style>
    <style:style style:name="co12" style:family="table-column">
      <style:table-column-properties fo:break-before="auto" style:column-width="3.069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hort_analasy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67" table:default-cell-style-name="ce1"/>
        <table:table-row table:style-name="ro1">
          <table:table-cell office:value-type="string" table:style-name="ce2">
            <text:p>cohort</text:p>
          </table:table-cell>
          <table:table-cell office:value-type="string" table:style-name="ce3">
            <text:p>Number of clients</text:p>
          </table:table-cell>
          <table:table-cell office:value-type="string" table:style-name="ce3">
            <text:p>r_0</text:p>
          </table:table-cell>
          <table:table-cell office:value-type="string" table:style-name="ce3">
            <text:p>r_30</text:p>
          </table:table-cell>
          <table:table-cell office:value-type="string" table:style-name="ce3">
            <text:p>r_60</text:p>
          </table:table-cell>
          <table:table-cell office:value-type="string" table:style-name="ce3">
            <text:p>r_90</text:p>
          </table:table-cell>
          <table:table-cell office:value-type="string" table:style-name="ce3">
            <text:p>r_120</text:p>
          </table:table-cell>
          <table:table-cell office:value-type="string" table:style-name="ce3">
            <text:p>r_150</text:p>
          </table:table-cell>
          <table:table-cell office:value-type="string" table:style-name="ce4">
            <text:p>r_180</text:p>
          </table:table-cell>
          <table:table-cell office:value-type="string" table:style-name="ce2">
            <text:p>LT</text:p>
          </table:table-cell>
          <table:table-cell office:value-type="string" table:style-name="ce2">
            <text:p>LTR</text:p>
          </table:table-cell>
          <table:table-cell office:value-type="string" table:style-name="ce4">
            <text:p>LTV</text:p>
          </table:table-cell>
          <table:table-cell office:value-type="string" table:style-name="ce4">
            <text:p>avg COST</text:p>
          </table:table-cell>
          <table:table-cell table:style-name="ce1"/>
          <table:table-cell table:style-name="ce2"/>
          <table:table-cell office:value-type="string" table:style-name="ce2">
            <text:p>Revenue</text:p>
          </table:table-cell>
          <table:table-cell office:value-type="string" table:style-name="ce2">
            <text:p>Rvenue plan(ARPU330)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5">
            <text:p>October 2020</text:p>
          </table:table-cell>
          <table:table-cell office:value-type="float" office:value="274" table:style-name="ce1">
            <text:p>274</text:p>
          </table:table-cell>
          <table:table-cell office:value-type="percentage" office:value="1" table:style-name="ce6">
            <text:p>100%</text:p>
          </table:table-cell>
          <table:table-cell office:value-type="percentage" office:value="0.83941605839416056" table:formula="of:=[.C14]/[.$B$14]" table:style-name="ce7">
            <text:p>83,9%</text:p>
          </table:table-cell>
          <table:table-cell office:value-type="percentage" office:value="0.63868613138686137" table:formula="of:=[.D14]/[.$B$14]" table:style-name="ce7">
            <text:p>63,9%</text:p>
          </table:table-cell>
          <table:table-cell office:value-type="percentage" office:value="0.37956204379562042" table:formula="of:=[.E14]/[.$B$14]" table:style-name="ce7">
            <text:p>38,0%</text:p>
          </table:table-cell>
          <table:table-cell office:value-type="percentage" office:value="0.15328467153284672" table:formula="of:=[.F14]/[.$B$14]" table:style-name="ce7">
            <text:p>15,3%</text:p>
          </table:table-cell>
          <table:table-cell office:value-type="percentage" office:value="8.0291970802919707E-2" table:formula="of:=[.G14]/[.$B$14]" table:style-name="ce7">
            <text:p>8,0%</text:p>
          </table:table-cell>
          <table:table-cell office:value-type="percentage" office:value="3.2846715328467155E-2" table:formula="of:=[.H14]/[.$B$14]" table:style-name="ce8">
            <text:p>3,3%</text:p>
          </table:table-cell>
          <table:table-cell office:value-type="float" office:value="1.687956204379562" table:formula="of:=[.D2]/2+[.I2]/2+SUM([.E2:.H2])" table:style-name="ce9">
            <text:p><text:s/>1,69<text:s/></text:p>
          </table:table-cell>
          <table:table-cell office:value-type="float" office:value="506.38686131386856" table:formula="of:=[.J2]*[.K13]" table:style-name="ce10">
            <text:p><text:s/>506,39<text:s text:c="3"/></text:p>
          </table:table-cell>
          <table:table-cell office:value-type="float" office:value="436.16058394160581" table:formula="of:=[.K2]-['file:///C:/Users/Alex/Downloads/ДЗ_Когортный%20анализ_Катречко%20Ольга.xlsx'#решение.M2]" table:style-name="ce11">
            <text:p><text:s/>436,16<text:s text:c="3"/></text:p>
          </table:table-cell>
          <table:table-cell office:value-type="float" office:value="70.226277372262771" table:style-name="ce12">
            <text:p>70,2</text:p>
          </table:table-cell>
          <table:table-cell table:style-name="ce1"/>
          <table:table-cell office:value-type="string" table:style-name="ce2">
            <text:p>Totally</text:p>
          </table:table-cell>
          <table:table-cell office:value-type="float" office:value="1197450" table:formula="of:=SUMPRODUCT([.$K$2:.$K$10];[.$B$2:.$B$10])" table:style-name="ce13">
            <text:p><text:s/>1 197 450,00<text:s text:c="3"/></text:p>
          </table:table-cell>
          <table:table-cell office:value-type="float" office:value="1317195" table:formula="of:=SUMPRODUCT([.J2:.J10];[.B2:.B10])*[.K14]" table:style-name="ce13">
            <text:p><text:s/>1 317 195,00<text:s text:c="3"/></text:p>
          </table:table-cell>
          <table:table-cell office:value-type="percentage" office:value="0.10000000000000009" table:formula="of:=[.Q2]/[.P2]-1" table:style-name="ce14">
            <text:p>10%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5">
            <text:p>November 2020</text:p>
          </table:table-cell>
          <table:table-cell office:value-type="float" office:value="308" table:style-name="ce1">
            <text:p>308</text:p>
          </table:table-cell>
          <table:table-cell office:value-type="percentage" office:value="1" table:style-name="ce6">
            <text:p>100%</text:p>
          </table:table-cell>
          <table:table-cell office:value-type="percentage" office:value="0.83441558441558439" table:formula="of:=[.C15]/[.$B$15]" table:style-name="ce7">
            <text:p>83,4%</text:p>
          </table:table-cell>
          <table:table-cell office:value-type="percentage" office:value="0.61688311688311692" table:formula="of:=[.D15]/[.$B$15]" table:style-name="ce7">
            <text:p>61,7%</text:p>
          </table:table-cell>
          <table:table-cell office:value-type="percentage" office:value="0.38311688311688313" table:formula="of:=[.E15]/[.$B$15]" table:style-name="ce7">
            <text:p>38,3%</text:p>
          </table:table-cell>
          <table:table-cell office:value-type="percentage" office:value="0.17207792207792208" table:formula="of:=[.F15]/[.$B$15]" table:style-name="ce7">
            <text:p>17,2%</text:p>
          </table:table-cell>
          <table:table-cell office:value-type="percentage" office:value="8.7662337662337664E-2" table:formula="of:=[.G15]/[.$B$15]" table:style-name="ce7">
            <text:p>8,8%</text:p>
          </table:table-cell>
          <table:table-cell office:value-type="percentage" office:value="4.2207792207792208E-2" table:formula="of:=[.H15]/[.$B$15]" table:style-name="ce8">
            <text:p>4,2%</text:p>
          </table:table-cell>
          <table:table-cell office:value-type="float" office:value="1.698051948051948" table:formula="of:=[.D3]/2+[.I3]/2+SUM([.E3:.H3])" table:style-name="ce9">
            <text:p><text:s/>1,70<text:s/></text:p>
          </table:table-cell>
          <table:table-cell office:value-type="float" office:value="509.41558441558442" table:formula="of:=[.J3]*[.$K$13]" table:style-name="ce16">
            <text:p><text:s/>509,42<text:s text:c="3"/></text:p>
          </table:table-cell>
          <table:table-cell office:value-type="float" office:value="473.27272727272725" table:formula="of:=[.K3]-['file:///C:/Users/Alex/Downloads/ДЗ_Когортный%20анализ_Катречко%20Ольга.xlsx'#решение.M3]" table:style-name="ce17">
            <text:p><text:s/>473,27<text:s text:c="3"/></text:p>
          </table:table-cell>
          <table:table-cell office:value-type="float" office:value="36.142857142857146" table:style-name="ce18">
            <text:p>36,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Dicember 2020</text:p>
          </table:table-cell>
          <table:table-cell office:value-type="float" office:value="316" table:style-name="ce1">
            <text:p>316</text:p>
          </table:table-cell>
          <table:table-cell office:value-type="percentage" office:value="1" table:style-name="ce6">
            <text:p>100%</text:p>
          </table:table-cell>
          <table:table-cell office:value-type="percentage" office:value="0.78797468354430378" table:formula="of:=[.C16]/[.$B$16]" table:style-name="ce7">
            <text:p>78,8%</text:p>
          </table:table-cell>
          <table:table-cell office:value-type="percentage" office:value="0.620253164556962" table:formula="of:=[.D16]/[.$B$16]" table:style-name="ce7">
            <text:p>62,0%</text:p>
          </table:table-cell>
          <table:table-cell office:value-type="percentage" office:value="0.35126582278481011" table:formula="of:=[.E16]/[.$B$16]" table:style-name="ce7">
            <text:p>35,1%</text:p>
          </table:table-cell>
          <table:table-cell office:value-type="percentage" office:value="0.16139240506329114" table:formula="of:=[.F16]/[.$B$16]" table:style-name="ce7">
            <text:p>16,1%</text:p>
          </table:table-cell>
          <table:table-cell office:value-type="percentage" office:value="6.9620253164556958E-2" table:formula="of:=[.G16]/[.$B$16]" table:style-name="ce7">
            <text:p>7,0%</text:p>
          </table:table-cell>
          <table:table-cell office:value-type="percentage" office:value="3.1645569620253167E-2" table:formula="of:=[.H16]/[.$B$16]" table:style-name="ce8">
            <text:p>3,2%</text:p>
          </table:table-cell>
          <table:table-cell office:value-type="float" office:value="1.6123417721518987" table:formula="of:=[.D4]/2+[.I4]/2+SUM([.E4:.H4])" table:style-name="ce9">
            <text:p><text:s/>1,61<text:s/></text:p>
          </table:table-cell>
          <table:table-cell office:value-type="float" office:value="483.70253164556959" table:formula="of:=[.J4]*[.$K$13]" table:style-name="ce16">
            <text:p><text:s/>483,70<text:s text:c="3"/></text:p>
          </table:table-cell>
          <table:table-cell office:value-type="float" office:value="413.69936708860757" table:formula="of:=[.K4]-['file:///C:/Users/Alex/Downloads/ДЗ_Когортный%20анализ_Катречко%20Ольга.xlsx'#решение.M4]" table:style-name="ce11">
            <text:p><text:s/>413,70<text:s text:c="3"/></text:p>
          </table:table-cell>
          <table:table-cell office:value-type="float" office:value="70.00316455696202" table:style-name="ce12">
            <text:p>70,0</text:p>
          </table:table-cell>
          <table:table-cell table:style-name="ce1"/>
          <table:table-cell office:value-type="string" table:number-columns-spanned="3" table:number-rows-spanned="2" table:style-name="ce19">
            <text:p>Incrising ARPU for 10%<text:s/></text:p>
            <text:p>revenue also rises for 10%.</text:p>
          </table:table-cell>
          <table:covered-table-cell table:number-columns-repeated="2"/>
          <table:table-cell table:number-columns-repeated="16367" table:style-name="ce1"/>
        </table:table-row>
        <table:table-row table:style-name="ro1">
          <table:table-cell office:value-type="string" table:style-name="ce21">
            <text:p>January 2021</text:p>
          </table:table-cell>
          <table:table-cell office:value-type="float" office:value="300" table:style-name="ce1">
            <text:p>300</text:p>
          </table:table-cell>
          <table:table-cell office:value-type="percentage" office:value="1" table:style-name="ce6">
            <text:p>100%</text:p>
          </table:table-cell>
          <table:table-cell office:value-type="percentage" office:value="0.77666666666666662" table:formula="of:=[.C17]/[.$B$17]" table:style-name="ce7">
            <text:p>77,7%</text:p>
          </table:table-cell>
          <table:table-cell office:value-type="percentage" office:value="0.56999999999999995" table:formula="of:=[.D17]/[.$B$17]" table:style-name="ce7">
            <text:p>57,0%</text:p>
          </table:table-cell>
          <table:table-cell office:value-type="percentage" office:value="0.35666666666666669" table:formula="of:=[.E17]/[.$B$17]" table:style-name="ce7">
            <text:p>35,7%</text:p>
          </table:table-cell>
          <table:table-cell office:value-type="percentage" office:value="0.17666666666666667" table:formula="of:=[.F17]/[.$B$17]" table:style-name="ce7">
            <text:p>17,7%</text:p>
          </table:table-cell>
          <table:table-cell office:value-type="percentage" office:value="0.09" table:formula="of:=[.G17]/[.$B$17]" table:style-name="ce7">
            <text:p>9,0%</text:p>
          </table:table-cell>
          <table:table-cell office:value-type="percentage" office:value="0.03" table:formula="of:=[.H17]/[.$B$17]" table:style-name="ce8">
            <text:p>3,0%</text:p>
          </table:table-cell>
          <table:table-cell office:value-type="float" office:value="1.5966666666666667" table:formula="of:=[.D5]/2+[.I5]/2+SUM([.E5:.H5])" table:style-name="ce9">
            <text:p><text:s/>1,60<text:s/></text:p>
          </table:table-cell>
          <table:table-cell office:value-type="float" office:value="479" table:formula="of:=[.J5]*[.$K$13]" table:style-name="ce16">
            <text:p><text:s/>479,00<text:s text:c="3"/></text:p>
          </table:table-cell>
          <table:table-cell office:value-type="float" office:value="295.5333333333333" table:formula="of:=[.K5]-['file:///C:/Users/Alex/Downloads/ДЗ_Когортный%20анализ_Катречко%20Ольга.xlsx'#решение.M5]" table:style-name="ce22">
            <text:p><text:s/>295,53<text:s text:c="3"/></text:p>
          </table:table-cell>
          <table:table-cell office:value-type="float" office:value="183.46666666666667" table:style-name="ce23">
            <text:p>183,5</text:p>
          </table:table-cell>
          <table:table-cell table:style-name="ce1"/>
          <table:covered-table-cell/>
          <table:covered-table-cell table:number-columns-repeated="2"/>
          <table:table-cell table:number-columns-repeated="16367" table:style-name="ce1"/>
        </table:table-row>
        <table:table-row table:style-name="ro1">
          <table:table-cell office:value-type="string" table:style-name="ce5">
            <text:p>February 2021</text:p>
          </table:table-cell>
          <table:table-cell office:value-type="float" office:value="245" table:style-name="ce1">
            <text:p>245</text:p>
          </table:table-cell>
          <table:table-cell office:value-type="percentage" office:value="1" table:style-name="ce6">
            <text:p>100%</text:p>
          </table:table-cell>
          <table:table-cell office:value-type="percentage" office:value="0.78367346938775506" table:formula="of:=[.C18]/[.$B$18]" table:style-name="ce7">
            <text:p>78,4%</text:p>
          </table:table-cell>
          <table:table-cell office:value-type="percentage" office:value="0.5591836734693878" table:formula="of:=[.D18]/[.$B$18]" table:style-name="ce7">
            <text:p>55,9%</text:p>
          </table:table-cell>
          <table:table-cell office:value-type="percentage" office:value="0.34693877551020408" table:formula="of:=[.E18]/[.$B$18]" table:style-name="ce7">
            <text:p>34,7%</text:p>
          </table:table-cell>
          <table:table-cell office:value-type="percentage" office:value="0.15918367346938775" table:formula="of:=[.F18]/[.$B$18]" table:style-name="ce7">
            <text:p>15,9%</text:p>
          </table:table-cell>
          <table:table-cell office:value-type="percentage" office:value="7.3469387755102047E-2" table:formula="of:=[.G18]/[.$B$18]" table:style-name="ce7">
            <text:p>7,3%</text:p>
          </table:table-cell>
          <table:table-cell office:value-type="percentage" office:value="1.2244897959183673E-2" table:formula="of:=[.H18]/[.$B$18]" table:style-name="ce8">
            <text:p>1,2%</text:p>
          </table:table-cell>
          <table:table-cell office:value-type="float" office:value="1.536734693877551" table:formula="of:=[.D6]/2+[.I6]/2+SUM([.E6:.H6])" table:style-name="ce9">
            <text:p><text:s/>1,54<text:s/></text:p>
          </table:table-cell>
          <table:table-cell office:value-type="float" office:value="461.0204081632653" table:formula="of:=[.J6]*[.$K$13]" table:style-name="ce16">
            <text:p><text:s/>461,02<text:s text:c="3"/></text:p>
          </table:table-cell>
          <table:table-cell office:value-type="float" office:value="391.18367346938777" table:formula="of:=[.K6]-['file:///C:/Users/Alex/Downloads/ДЗ_Когортный%20анализ_Катречко%20Ольга.xlsx'#решение.M6]" table:style-name="ce11">
            <text:p><text:s/>391,18<text:s text:c="3"/></text:p>
          </table:table-cell>
          <table:table-cell office:value-type="float" office:value="69.836734693877546" table:style-name="ce12">
            <text:p>69,8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4">
            <text:p>March 2021</text:p>
          </table:table-cell>
          <table:table-cell office:value-type="float" office:value="274" table:style-name="ce1">
            <text:p>274</text:p>
          </table:table-cell>
          <table:table-cell office:value-type="percentage" office:value="1" table:style-name="ce6">
            <text:p>100%</text:p>
          </table:table-cell>
          <table:table-cell office:value-type="percentage" office:value="0.50729927007299269" table:formula="of:=[.C19]/[.$B$19]" table:style-name="ce7">
            <text:p>50,7%</text:p>
          </table:table-cell>
          <table:table-cell office:value-type="percentage" office:value="0.3978102189781022" table:formula="of:=[.D19]/[.$B$19]" table:style-name="ce7">
            <text:p>39,8%</text:p>
          </table:table-cell>
          <table:table-cell office:value-type="percentage" office:value="0.29927007299270075" table:formula="of:=[.E19]/[.$B$19]" table:style-name="ce7">
            <text:p>29,9%</text:p>
          </table:table-cell>
          <table:table-cell office:value-type="percentage" office:value="0.11313868613138686" table:formula="of:=[.F19]/[.$B$19]" table:style-name="ce7">
            <text:p>11,3%</text:p>
          </table:table-cell>
          <table:table-cell office:value-type="percentage" office:value="5.1094890510948905E-2" table:formula="of:=[.G19]/[.$B$19]" table:style-name="ce7">
            <text:p>5,1%</text:p>
          </table:table-cell>
          <table:table-cell office:value-type="percentage" office:value="1.824817518248175E-2" table:formula="of:=[.H19]/[.$B$19]" table:style-name="ce8">
            <text:p>1,8%</text:p>
          </table:table-cell>
          <table:table-cell office:value-type="float" office:value="1.1240875912408761" table:formula="of:=[.D7]/2+[.I7]/2+SUM([.E7:.H7])" table:style-name="ce9">
            <text:p><text:s/>1,12<text:s/></text:p>
          </table:table-cell>
          <table:table-cell office:value-type="float" office:value="337.22627737226281" table:formula="of:=[.J7]*[.$K$13]" table:style-name="ce16">
            <text:p><text:s/>337,23<text:s text:c="3"/></text:p>
          </table:table-cell>
          <table:table-cell office:value-type="float" office:value="267.00000000000006" table:formula="of:=[.K7]-['file:///C:/Users/Alex/Downloads/ДЗ_Когортный%20анализ_Катречко%20Ольга.xlsx'#решение.M7]" table:style-name="ce25">
            <text:p><text:s/>267,00<text:s text:c="3"/></text:p>
          </table:table-cell>
          <table:table-cell office:value-type="float" office:value="70.226277372262771" table:style-name="ce12">
            <text:p>70,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April 2021</text:p>
          </table:table-cell>
          <table:table-cell office:value-type="float" office:value="250" table:style-name="ce1">
            <text:p>250</text:p>
          </table:table-cell>
          <table:table-cell office:value-type="percentage" office:value="1" table:style-name="ce6">
            <text:p>100%</text:p>
          </table:table-cell>
          <table:table-cell office:value-type="percentage" office:value="0.80800000000000005" table:formula="of:=[.C20]/[.$B$20]" table:style-name="ce7">
            <text:p>80,8%</text:p>
          </table:table-cell>
          <table:table-cell office:value-type="percentage" office:value="0.60399999999999998" table:formula="of:=[.D20]/[.$B$20]" table:style-name="ce7">
            <text:p>60,4%</text:p>
          </table:table-cell>
          <table:table-cell office:value-type="percentage" office:value="0.35199999999999998" table:formula="of:=[.E20]/[.$B$20]" table:style-name="ce7">
            <text:p>35,2%</text:p>
          </table:table-cell>
          <table:table-cell office:value-type="percentage" office:value="0.17599999999999999" table:formula="of:=[.F20]/[.$B$20]" table:style-name="ce7">
            <text:p>17,6%</text:p>
          </table:table-cell>
          <table:table-cell office:value-type="percentage" office:value="0.1" table:formula="of:=[.G20]/[.$B$20]" table:style-name="ce7">
            <text:p>10,0%</text:p>
          </table:table-cell>
          <table:table-cell office:value-type="percentage" office:value="4.3999999999999997E-2" table:formula="of:=[.H20]/[.$B$20]" table:style-name="ce8">
            <text:p>4,4%</text:p>
          </table:table-cell>
          <table:table-cell office:value-type="float" office:value="1.6579999999999999" table:formula="of:=[.D8]/2+[.I8]/2+SUM([.E8:.H8])" table:style-name="ce9">
            <text:p><text:s/>1,66<text:s/></text:p>
          </table:table-cell>
          <table:table-cell office:value-type="float" office:value="497.4" table:formula="of:=[.J8]*[.$K$13]" table:style-name="ce16">
            <text:p><text:s/>497,40<text:s text:c="3"/></text:p>
          </table:table-cell>
          <table:table-cell office:value-type="float" office:value="427.19200000000001" table:formula="of:=[.K8]-['file:///C:/Users/Alex/Downloads/ДЗ_Когортный%20анализ_Катречко%20Ольга.xlsx'#решение.M8]" table:style-name="ce11">
            <text:p><text:s/>427,19<text:s text:c="3"/></text:p>
          </table:table-cell>
          <table:table-cell office:value-type="float" office:value="70.207999999999998" table:style-name="ce12">
            <text:p>70,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6">
            <text:p>May 2021</text:p>
          </table:table-cell>
          <table:table-cell office:value-type="float" office:value="265" table:style-name="ce1">
            <text:p>265</text:p>
          </table:table-cell>
          <table:table-cell office:value-type="percentage" office:value="1" table:style-name="ce6">
            <text:p>100%</text:p>
          </table:table-cell>
          <table:table-cell office:value-type="percentage" office:value="0.8075471698113208" table:formula="of:=[.C21]/[.$B$21]" table:style-name="ce7">
            <text:p>80,8%</text:p>
          </table:table-cell>
          <table:table-cell office:value-type="percentage" office:value="0.61886792452830186" table:formula="of:=[.D21]/[.$B$21]" table:style-name="ce7">
            <text:p>61,9%</text:p>
          </table:table-cell>
          <table:table-cell office:value-type="percentage" office:value="0.55094339622641508" table:formula="of:=[.E21]/[.$B$21]" table:style-name="ce7">
            <text:p>55,1%</text:p>
          </table:table-cell>
          <table:table-cell office:value-type="percentage" office:value="0.27169811320754716" table:formula="of:=[.F21]/[.$B$21]" table:style-name="ce7">
            <text:p>27,2%</text:p>
          </table:table-cell>
          <table:table-cell office:value-type="percentage" office:value="0.13962264150943396" table:formula="of:=[.G21]/[.$B$21]" table:style-name="ce7">
            <text:p>14,0%</text:p>
          </table:table-cell>
          <table:table-cell office:value-type="percentage" office:value="3.0188679245283019E-2" table:formula="of:=[.H21]/[.$B$21]" table:style-name="ce8">
            <text:p>3,0%</text:p>
          </table:table-cell>
          <table:table-cell office:value-type="float" office:value="2" table:formula="of:=[.D9]/2+[.I9]/2+SUM([.E9:.H9])" table:style-name="ce9">
            <text:p><text:s/>2,00<text:s/></text:p>
          </table:table-cell>
          <table:table-cell office:value-type="float" office:value="600" table:formula="of:=[.J9]*[.$K$13]" table:style-name="ce16">
            <text:p><text:s/>600,00<text:s text:c="3"/></text:p>
          </table:table-cell>
          <table:table-cell office:value-type="float" office:value="528.73207547169807" table:formula="of:=[.K9]-['file:///C:/Users/Alex/Downloads/ДЗ_Когортный%20анализ_Катречко%20Ольга.xlsx'#решение.M9]" table:style-name="ce27">
            <text:p><text:s/>528,73<text:s text:c="3"/></text:p>
          </table:table-cell>
          <table:table-cell office:value-type="float" office:value="71.26792452830189" table:style-name="ce12">
            <text:p>71,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8">
            <text:p>June 2021</text:p>
          </table:table-cell>
          <table:table-cell office:value-type="float" office:value="268" table:style-name="ce1">
            <text:p>268</text:p>
          </table:table-cell>
          <table:table-cell office:value-type="percentage" office:value="1" table:style-name="ce6">
            <text:p>100%</text:p>
          </table:table-cell>
          <table:table-cell office:value-type="percentage" office:value="0.75" table:formula="of:=[.C22]/[.$B$22]" table:style-name="ce7">
            <text:p>75,0%</text:p>
          </table:table-cell>
          <table:table-cell office:value-type="percentage" office:value="0.57462686567164178" table:formula="of:=[.D22]/[.$B$22]" table:style-name="ce7">
            <text:p>57,5%</text:p>
          </table:table-cell>
          <table:table-cell office:value-type="percentage" office:value="0.29477611940298509" table:formula="of:=[.E22]/[.$B$22]" table:style-name="ce7">
            <text:p>29,5%</text:p>
          </table:table-cell>
          <table:table-cell office:value-type="percentage" office:value="0.13805970149253732" table:formula="of:=[.F22]/[.$B$22]" table:style-name="ce7">
            <text:p>13,8%</text:p>
          </table:table-cell>
          <table:table-cell office:value-type="percentage" office:value="6.7164179104477612E-2" table:formula="of:=[.G22]/[.$B$22]" table:style-name="ce7">
            <text:p>6,7%</text:p>
          </table:table-cell>
          <table:table-cell office:value-type="percentage" office:value="0" table:formula="of:=[.H22]/[.$B$22]" table:style-name="ce8">
            <text:p>0,0%</text:p>
          </table:table-cell>
          <table:table-cell office:value-type="float" office:value="1.449626865671642" table:formula="of:=[.D10]/2+[.I10]/2+SUM([.E10:.H10])" table:style-name="ce9">
            <text:p><text:s/>1,45<text:s/></text:p>
          </table:table-cell>
          <table:table-cell office:value-type="float" office:value="434.88805970149258" table:formula="of:=[.J10]*[.$K$13]" table:style-name="ce29">
            <text:p><text:s/>434,89<text:s text:c="3"/></text:p>
          </table:table-cell>
          <table:table-cell office:value-type="float" office:value="364.44776119402991" table:formula="of:=[.K10]-['file:///C:/Users/Alex/Downloads/ДЗ_Когортный%20анализ_Катречко%20Ольга.xlsx'#решение.M10]" table:style-name="ce11">
            <text:p><text:s/>364,45<text:s text:c="3"/></text:p>
          </table:table-cell>
          <table:table-cell office:value-type="float" office:value="70.440298507462686" table:style-name="ce30">
            <text:p>70,4</text:p>
          </table:table-cell>
          <table:table-cell table:style-name="ce1"/>
          <table:table-cell table:style-name="ce31"/>
          <table:table-cell table:number-columns-repeated="16369" table:style-name="ce1"/>
        </table:table-row>
        <table:table-row table:style-name="ro1">
          <table:table-cell table:style-name="ce32"/>
          <table:table-cell table:style-name="ce3"/>
          <table:table-cell office:value-type="percentage" office:value="1" table:style-name="ce33">
            <text:p>100%</text:p>
          </table:table-cell>
          <table:table-cell office:value-type="percentage" office:value="0.76680000000000004" table:formula="of:=SUMPRODUCT([.D2:.D10];[.B2:.B10])/SUM([.$B$2:.$B$10])" table:style-name="ce34">
            <text:p>76,7%</text:p>
          </table:table-cell>
          <table:table-cell office:value-type="percentage" office:value="0.57879999999999998" table:formula="of:=SUMPRODUCT([.E2:.E10];[.$B$2:.$B$10])/SUM([.$B$2:.$B$10])" table:style-name="ce34">
            <text:p>57,9%</text:p>
          </table:table-cell>
          <table:table-cell office:value-type="percentage" office:value="0.36799999999999999" table:formula="of:=SUMPRODUCT([.F2:.F10];[.$B$2:.$B$10])/SUM([.$B$2:.$B$10])" table:style-name="ce34">
            <text:p>36,8%</text:p>
          </table:table-cell>
          <table:table-cell office:value-type="percentage" office:value="0.16880000000000001" table:formula="of:=SUMPRODUCT([.G2:.G10];[.$B$2:.$B$10])/SUM([.$B$2:.$B$10])" table:style-name="ce34">
            <text:p>16,9%</text:p>
          </table:table-cell>
          <table:table-cell office:value-type="percentage" office:value="8.4000000000000005E-2" table:formula="of:=SUMPRODUCT([.H2:.H10];[.$B$2:.$B$10])/SUM([.$B$2:.$B$10])" table:style-name="ce34">
            <text:p>8,4%</text:p>
          </table:table-cell>
          <table:table-cell office:value-type="percentage" office:value="2.7199999999999998E-2" table:formula="of:=SUMPRODUCT([.I2:.I10];[.$B$2:.$B$10])/SUM([.$B$2:.$B$10])" table:style-name="ce35">
            <text:p>2,7%</text:p>
          </table:table-cell>
          <table:table-cell office:value-type="float" office:value="1.5966" table:formula="of:=SUMPRODUCT([.J2:.J10];[.$B$2:.$B$10])/SUM([.$B$2:.$B$10])" table:style-name="ce36">
            <text:p><text:s/>1,60<text:s/></text:p>
          </table:table-cell>
          <table:table-cell office:value-type="float" office:value="478.98" table:formula="of:=[.J11]*[.$K$13]" table:style-name="ce37">
            <text:p><text:s/>478,98<text:s text:c="3"/></text:p>
          </table:table-cell>
          <table:table-cell office:value-type="float" office:value="399.29880000000003" table:formula="of:=[.K11]-['file:///C:/Users/Alex/Downloads/ДЗ_Когортный%20анализ_Катречко%20Ольга.xlsx'#решение.M11]" table:style-name="ce38">
            <text:p><text:s/>399,30<text:s text:c="3"/></text:p>
          </table:table-cell>
          <table:table-cell office:value-type="float" office:value="79.681200000000004" table:formula="of:=SUMPRODUCT([.M2:.M10];[.B2:.B10])/SUM([.B2:.B10])" table:style-name="ce39">
            <text:p>79,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2">
            <text:p>cohort</text:p>
          </table:table-cell>
          <table:table-cell office:value-type="string" table:style-name="ce3">
            <text:p>Number of clients</text:p>
          </table:table-cell>
          <table:table-cell office:value-type="string" table:style-name="ce3">
            <text:p>flag_30</text:p>
          </table:table-cell>
          <table:table-cell office:value-type="string" table:style-name="ce3">
            <text:p>flag_60</text:p>
          </table:table-cell>
          <table:table-cell office:value-type="string" table:style-name="ce3">
            <text:p>flag_90</text:p>
          </table:table-cell>
          <table:table-cell office:value-type="string" table:style-name="ce3">
            <text:p>flag_120</text:p>
          </table:table-cell>
          <table:table-cell office:value-type="string" table:style-name="ce3">
            <text:p>flag_150</text:p>
          </table:table-cell>
          <table:table-cell office:value-type="string" table:style-name="ce4">
            <text:p>flag_180</text:p>
          </table:table-cell>
          <table:table-cell table:style-name="ce1"/>
          <table:table-cell office:value-type="string" table:style-name="ce2">
            <text:p>ARPU</text:p>
          </table:table-cell>
          <table:table-cell office:value-type="float" office:value="300" table:style-name="ce2">
            <text:p>3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3">
            <text:p>October 2020</text:p>
          </table:table-cell>
          <table:table-cell office:value-type="float" office:value="274" table:style-name="ce1">
            <text:p>274</text:p>
          </table:table-cell>
          <table:table-cell office:value-type="float" office:value="230" table:style-name="ce1">
            <text:p>230</text:p>
          </table:table-cell>
          <table:table-cell office:value-type="float" office:value="175" table:style-name="ce1">
            <text:p>175</text:p>
          </table:table-cell>
          <table:table-cell office:value-type="float" office:value="104" table:style-name="ce1">
            <text:p>104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40">
            <text:p>9</text:p>
          </table:table-cell>
          <table:table-cell table:style-name="ce1"/>
          <table:table-cell office:value-type="string" table:style-name="ce2">
            <text:p>ARPU plan</text:p>
          </table:table-cell>
          <table:table-cell office:value-type="float" office:value="330" table:formula="of:=[.K13]*(1+0.1)" table:style-name="ce2">
            <text:p>33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43">
            <text:p>November 2020</text:p>
          </table:table-cell>
          <table:table-cell office:value-type="float" office:value="308" table:style-name="ce1">
            <text:p>308</text:p>
          </table:table-cell>
          <table:table-cell office:value-type="float" office:value="257" table:style-name="ce1">
            <text:p>257</text:p>
          </table:table-cell>
          <table:table-cell office:value-type="float" office:value="190" table:style-name="ce1">
            <text:p>190</text:p>
          </table:table-cell>
          <table:table-cell office:value-type="float" office:value="118" table:style-name="ce1">
            <text:p>118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40">
            <text:p>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3">
            <text:p>Dicember 2020</text:p>
          </table:table-cell>
          <table:table-cell office:value-type="float" office:value="316" table:style-name="ce1">
            <text:p>316</text:p>
          </table:table-cell>
          <table:table-cell office:value-type="float" office:value="249" table:style-name="ce1">
            <text:p>249</text:p>
          </table:table-cell>
          <table:table-cell office:value-type="float" office:value="196" table:style-name="ce1">
            <text:p>196</text:p>
          </table:table-cell>
          <table:table-cell office:value-type="float" office:value="111" table:style-name="ce1">
            <text:p>111</text:p>
          </table:table-cell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40">
            <text:p>10</text:p>
          </table:table-cell>
          <table:table-cell table:style-name="ce1"/>
          <table:table-cell office:value-type="string" table:number-columns-spanned="10" table:number-rows-spanned="6" table:style-name="ce19">
            <text:p>Наивысший LT когорты май 2021 привел к получению наибольшего LTV по прошествию отчетного периода.<text:s/></text:p>
            <text:p>Также высокий показатель LTV у когорты ноябрь 2020, где наблюдаются наименьшие затраты.</text:p>
            <text:p>В свою очередь, наименее доходными стали когорты январь 2021 и март 2021, где очень высокие издержки и самый низкий LT , соответственно.</text:p>
          </table:table-cell>
          <table:covered-table-cell table:number-columns-repeated="9"/>
          <table:table-cell table:number-columns-repeated="16365"/>
        </table:table-row>
        <table:table-row table:style-name="ro1">
          <table:table-cell office:value-type="string" table:style-name="ce43">
            <text:p>January 2021</text:p>
          </table:table-cell>
          <table:table-cell office:value-type="float" office:value="300" table:style-name="ce1">
            <text:p>300</text:p>
          </table:table-cell>
          <table:table-cell office:value-type="float" office:value="233" table:style-name="ce1">
            <text:p>233</text:p>
          </table:table-cell>
          <table:table-cell office:value-type="float" office:value="171" table:style-name="ce1">
            <text:p>171</text:p>
          </table:table-cell>
          <table:table-cell office:value-type="float" office:value="107" table:style-name="ce1">
            <text:p>107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40">
            <text:p>9</text:p>
          </table:table-cell>
          <table:table-cell table:style-name="ce1"/>
          <table:covered-table-cell/>
          <table:covered-table-cell table:number-columns-repeated="9"/>
          <table:table-cell table:number-columns-repeated="16365"/>
        </table:table-row>
        <table:table-row table:style-name="ro1">
          <table:table-cell office:value-type="string" table:style-name="ce43">
            <text:p>February 2021</text:p>
          </table:table-cell>
          <table:table-cell office:value-type="float" office:value="245" table:style-name="ce1">
            <text:p>245</text:p>
          </table:table-cell>
          <table:table-cell office:value-type="float" office:value="192" table:style-name="ce1">
            <text:p>192</text:p>
          </table:table-cell>
          <table:table-cell office:value-type="float" office:value="137" table:style-name="ce1">
            <text:p>137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40">
            <text:p>3</text:p>
          </table:table-cell>
          <table:table-cell table:style-name="ce1"/>
          <table:covered-table-cell/>
          <table:covered-table-cell table:number-columns-repeated="9"/>
          <table:table-cell table:number-columns-repeated="16365"/>
        </table:table-row>
        <table:table-row table:style-name="ro1">
          <table:table-cell office:value-type="string" table:style-name="ce43">
            <text:p>March 2021</text:p>
          </table:table-cell>
          <table:table-cell office:value-type="float" office:value="274" table:style-name="ce1">
            <text:p>274</text:p>
          </table:table-cell>
          <table:table-cell office:value-type="float" office:value="139" table:style-name="ce1">
            <text:p>139</text:p>
          </table:table-cell>
          <table:table-cell office:value-type="float" office:value="109" table:style-name="ce1">
            <text:p>109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40">
            <text:p>5</text:p>
          </table:table-cell>
          <table:table-cell table:style-name="ce1"/>
          <table:covered-table-cell/>
          <table:covered-table-cell table:number-columns-repeated="9"/>
          <table:table-cell table:number-columns-repeated="16365"/>
        </table:table-row>
        <table:table-row table:style-name="ro1">
          <table:table-cell office:value-type="string" table:style-name="ce43">
            <text:p>April 2021</text:p>
          </table:table-cell>
          <table:table-cell office:value-type="float" office:value="250" table:style-name="ce1">
            <text:p>250</text:p>
          </table:table-cell>
          <table:table-cell office:value-type="float" office:value="202" table:style-name="ce1">
            <text:p>202</text:p>
          </table:table-cell>
          <table:table-cell office:value-type="float" office:value="151" table:style-name="ce1">
            <text:p>151</text:p>
          </table:table-cell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40">
            <text:p>11</text:p>
          </table:table-cell>
          <table:table-cell table:style-name="ce1"/>
          <table:covered-table-cell/>
          <table:covered-table-cell table:number-columns-repeated="9"/>
          <table:table-cell table:number-columns-repeated="16365"/>
        </table:table-row>
        <table:table-row table:style-name="ro1">
          <table:table-cell office:value-type="string" table:style-name="ce43">
            <text:p>May 2021</text:p>
          </table:table-cell>
          <table:table-cell office:value-type="float" office:value="265" table:style-name="ce1">
            <text:p>265</text:p>
          </table:table-cell>
          <table:table-cell office:value-type="float" office:value="214" table:style-name="ce1">
            <text:p>214</text:p>
          </table:table-cell>
          <table:table-cell office:value-type="float" office:value="164" table:style-name="ce1">
            <text:p>164</text:p>
          </table:table-cell>
          <table:table-cell office:value-type="float" office:value="146" table:style-name="ce1">
            <text:p>146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40">
            <text:p>8</text:p>
          </table:table-cell>
          <table:table-cell table:style-name="ce1"/>
          <table:covered-table-cell/>
          <table:covered-table-cell table:number-columns-repeated="9"/>
          <table:table-cell table:number-columns-repeated="16365"/>
        </table:table-row>
        <table:table-row table:style-name="ro1">
          <table:table-cell office:value-type="string" table:style-name="ce44">
            <text:p>June 2021</text:p>
          </table:table-cell>
          <table:table-cell office:value-type="float" office:value="268" table:style-name="ce1">
            <text:p>268</text:p>
          </table:table-cell>
          <table:table-cell office:value-type="float" office:value="201" table:style-name="ce1">
            <text:p>201</text:p>
          </table:table-cell>
          <table:table-cell office:value-type="float" office:value="154" table:style-name="ce1">
            <text:p>154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40">
            <text:p>0</text:p>
          </table:table-cell>
          <table:table-cell table:style-name="ce1">
            <draw:frame draw:z-index="1" draw:id="id0" draw:style-name="a0" draw:name="Диаграмма 1" svg:x="0.625in" svg:y="0.15833in" svg:width="4.56667in" svg:height="2.77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Totally</text:p>
          </table:table-cell>
          <table:table-cell office:value-type="float" office:value="2500" table:style-name="ce3">
            <text:p>2500</text:p>
          </table:table-cell>
          <table:table-cell office:value-type="float" office:value="1917" table:style-name="ce3">
            <text:p>1917</text:p>
          </table:table-cell>
          <table:table-cell office:value-type="float" office:value="1447" table:style-name="ce3">
            <text:p>1447</text:p>
          </table:table-cell>
          <table:table-cell office:value-type="float" office:value="920" table:style-name="ce3">
            <text:p>920</text:p>
          </table:table-cell>
          <table:table-cell office:value-type="float" office:value="422" table:style-name="ce3">
            <text:p>422</text:p>
          </table:table-cell>
          <table:table-cell office:value-type="float" office:value="210" table:style-name="ce3">
            <text:p>210</text:p>
          </table:table-cell>
          <table:table-cell office:value-type="float" office:value="68" table:style-name="ce4">
            <text:p>68</text:p>
          </table:table-cell>
          <table:table-cell table:number-columns-repeated="16376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6" table:style-name="ro1">
          <table:table-cell table:style-name="ce41"/>
          <table:table-cell table:number-columns-repeated="16383" table:style-name="ce1"/>
        </table:table-row>
        <table:table-row table:number-rows-repeated="3" table:style-name="ro1">
          <table:table-cell table:style-name="ce41"/>
          <table:table-cell table:number-columns-repeated="16383"/>
        </table:table-row>
        <table:table-row table:number-rows-repeated="1048541" table:style-name="ro1">
          <table:table-cell table:number-columns-repeated="16384"/>
        </table:table-row>
      </table:table>
      <table:table table:name="'file:///C:/Users/Alex/Downloads/ДЗ_Когортный%20анализ_Катречко%20Ольга.xlsx'#DATA" table:style-name="ta2">
        <table:table-source xlink:href="file:///C:/Users/Alex/Downloads/ДЗ_Когортный%20анализ_Катречко%20Ольга.xlsx" table:table-name="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lex/Downloads/ДЗ_Когортный%20анализ_Катречко%20Ольга.xlsx'#решение" table:style-name="ta2">
        <table:table-source xlink:href="file:///C:/Users/Alex/Downloads/ДЗ_Когортный%20анализ_Катречко%20Ольга.xlsx" table:table-name="решение" table:mode="copy-results-only"/>
        <table:table-column/>
        <table:table-row>
          <table:table-cell table:number-columns-repeated="11"/>
          <table:table-cell office:value-type="string" office:string-value="LTV"/>
          <table:table-cell table:number-columns-repeated="16372"/>
        </table:table-row>
        <table:table-row>
          <table:table-cell office:value-type="float" office:value="44105"/>
          <table:table-cell table:number-columns-repeated="10"/>
          <table:table-cell office:value-type="float" office:value="436.16058394160581"/>
          <table:table-cell office:value-type="float" office:value="70.226277372262771"/>
          <table:table-cell table:number-columns-repeated="16371"/>
        </table:table-row>
        <table:table-row>
          <table:table-cell office:value-type="float" office:value="44136"/>
          <table:table-cell table:number-columns-repeated="10"/>
          <table:table-cell office:value-type="float" office:value="473.27272727272725"/>
          <table:table-cell office:value-type="float" office:value="36.142857142857146"/>
          <table:table-cell table:number-columns-repeated="16371"/>
        </table:table-row>
        <table:table-row>
          <table:table-cell office:value-type="float" office:value="44166"/>
          <table:table-cell table:number-columns-repeated="10"/>
          <table:table-cell office:value-type="float" office:value="413.69936708860757"/>
          <table:table-cell office:value-type="float" office:value="70.00316455696202"/>
          <table:table-cell table:number-columns-repeated="16371"/>
        </table:table-row>
        <table:table-row>
          <table:table-cell office:value-type="float" office:value="44197"/>
          <table:table-cell table:number-columns-repeated="10"/>
          <table:table-cell office:value-type="float" office:value="295.5333333333333"/>
          <table:table-cell office:value-type="float" office:value="183.46666666666667"/>
          <table:table-cell table:number-columns-repeated="16371"/>
        </table:table-row>
        <table:table-row>
          <table:table-cell office:value-type="float" office:value="44228"/>
          <table:table-cell table:number-columns-repeated="10"/>
          <table:table-cell office:value-type="float" office:value="391.18367346938777"/>
          <table:table-cell office:value-type="float" office:value="69.836734693877546"/>
          <table:table-cell table:number-columns-repeated="16371"/>
        </table:table-row>
        <table:table-row>
          <table:table-cell office:value-type="float" office:value="44256"/>
          <table:table-cell table:number-columns-repeated="10"/>
          <table:table-cell office:value-type="float" office:value="267.00000000000006"/>
          <table:table-cell office:value-type="float" office:value="70.226277372262771"/>
          <table:table-cell table:number-columns-repeated="16371"/>
        </table:table-row>
        <table:table-row>
          <table:table-cell office:value-type="float" office:value="44287"/>
          <table:table-cell table:number-columns-repeated="10"/>
          <table:table-cell office:value-type="float" office:value="427.19200000000001"/>
          <table:table-cell office:value-type="float" office:value="70.207999999999998"/>
          <table:table-cell table:number-columns-repeated="16371"/>
        </table:table-row>
        <table:table-row>
          <table:table-cell office:value-type="float" office:value="44317"/>
          <table:table-cell table:number-columns-repeated="10"/>
          <table:table-cell office:value-type="float" office:value="528.73207547169807"/>
          <table:table-cell office:value-type="float" office:value="71.26792452830189"/>
          <table:table-cell table:number-columns-repeated="16371"/>
        </table:table-row>
        <table:table-row>
          <table:table-cell office:value-type="float" office:value="44348"/>
          <table:table-cell table:number-columns-repeated="10"/>
          <table:table-cell office:value-type="float" office:value="364.44776119402991"/>
          <table:table-cell office:value-type="float" office:value="70.440298507462686"/>
          <table:table-cell table:number-columns-repeated="16371"/>
        </table:table-row>
        <table:table-row>
          <table:table-cell table:number-columns-repeated="12"/>
          <table:table-cell office:value-type="float" office:value="79.681200000000004"/>
          <table:table-cell table:number-columns-repeated="16371"/>
        </table:table-row>
        <table:table-row table:number-rows-repeated="1048565">
          <table:table-cell table:number-columns-repeated="1637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.</number:text>
      <number:year/>
    </number:dat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percentage-style style:name="N36">
      <number:number number:decimal-places="1" number:min-decimal-places="1" number:min-integer-digits="1"/>
      <number:text>%</number:text>
    </number:percentage-style>
    <number:number-style style:name="N37P0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37P1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37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8__1086__1094__1077__1085__1090__1085__1099__1081_" style:display-name="Процентный" style:family="table-cell" style:data-style-name="N13"/>
    <style:style style:name="_1060__1080__1085__1072__1085__1089__1086__1074__1099__1081_" style:display-name="Финансовый" style:family="table-cell" style:data-style-name="N35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Alex</meta:initial-creator>
    <dc:creator>Alex</dc:creator>
    <meta:creation-date>2023-07-02T16:10:55Z</meta:creation-date>
    <dc:date>2023-07-02T16:24:1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2">
      <number:month number:textual="true"/>
      <number:text>.</number:text>
      <number:year/>
    </number:date-style>
    <number:number-style style:name="N36P0">
      <number:text> </number:text>
      <number:fill-character> </number:fill-character>
      <number:number number:decimal-places="2" number:min-decimal-places="2" number:min-integer-digits="1">
        <number:embedded-text number:position="3"> </number:embedded-text>
      </number:number>
      <number:text>   </number:text>
    </number:number-style>
    <number:number-style style:name="N36P1">
      <number:text>-</number:text>
      <number:fill-character> </number:fill-character>
      <number:number number:decimal-places="2" number:min-decimal-places="2" number:min-integer-digits="1">
        <number:embedded-text number:position="3"> </number:embedded-text>
      </number:number>
      <number:text>  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2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to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99.5pt" svg:width="279.6pt" chart:style-name="Crt0">
        <chart:title chart:style-name="CT00">
          <text:p text:style-name="a0" text:class-names="" text:cond-style-name="">LTV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line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LTV</text:p>
              </table:table-cell>
            </table:table-row>
          </table:table-header-rows>
          <table:table-row>
            <table:table-cell office:value-type="float" office:value="44105"/>
            <table:table-cell office:value-type="float" office:value="436.16058394160581"/>
          </table:table-row>
          <table:table-row>
            <table:table-cell office:value-type="float" office:value="44136"/>
            <table:table-cell office:value-type="float" office:value="473.27272727272725"/>
          </table:table-row>
          <table:table-row>
            <table:table-cell office:value-type="float" office:value="44166"/>
            <table:table-cell office:value-type="float" office:value="413.69936708860757"/>
          </table:table-row>
          <table:table-row>
            <table:table-cell office:value-type="float" office:value="44197"/>
            <table:table-cell office:value-type="float" office:value="295.5333333333333"/>
          </table:table-row>
          <table:table-row>
            <table:table-cell office:value-type="float" office:value="44228"/>
            <table:table-cell office:value-type="float" office:value="391.18367346938777"/>
          </table:table-row>
          <table:table-row>
            <table:table-cell office:value-type="float" office:value="44256"/>
            <table:table-cell office:value-type="float" office:value="267.00000000000006"/>
          </table:table-row>
          <table:table-row>
            <table:table-cell office:value-type="float" office:value="44287"/>
            <table:table-cell office:value-type="float" office:value="427.19200000000001"/>
          </table:table-row>
          <table:table-row>
            <table:table-cell office:value-type="float" office:value="44317"/>
            <table:table-cell office:value-type="float" office:value="528.73207547169807"/>
          </table:table-row>
          <table:table-row>
            <table:table-cell office:value-type="float" office:value="44348"/>
            <table:table-cell office:value-type="float" office:value="364.4477611940299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